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23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23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17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1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19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2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4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4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2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5,96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75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4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06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style-name="ce11"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style-name="ce11"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style-name="ce11"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style-name="ce11"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style-name="ce11"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style-name="ce11"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style-name="ce11"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style-name="ce11"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style-name="ce11"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style-name="ce11"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04:40.59009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04:50.642782000</dc:date>
    <dc:title>Untitled Spreadsheet</dc:title>
    <dc:description/>
    <dc:subject/>
    <meta:keyword/>
    <meta:editing-duration>P3DT4H56M43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